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2pt" officeooo:rsid="0022c5e5" officeooo:paragraph-rsid="0022c5e5" style:font-size-asian="12pt" style:font-name-complex="Times New Roman" style:font-size-complex="12pt"/>
    </style:style>
    <style:style style:name="P2" style:family="paragraph" style:parent-style-name="Standard">
      <style:text-properties style:font-name="Times New Roman" fo:font-size="12pt" officeooo:rsid="0022ead3" officeooo:paragraph-rsid="0022ead3" style:font-size-asian="12pt" style:font-name-complex="Times New Roman" style:font-size-complex="12pt"/>
    </style:style>
    <style:style style:name="P3" style:family="paragraph" style:parent-style-name="Standard">
      <style:text-properties style:font-name="Times New Roman" fo:font-size="12pt" officeooo:rsid="0023f551" officeooo:paragraph-rsid="0023f551" style:font-size-asian="12pt" style:font-name-complex="Times New Roman" style:font-size-complex="12pt"/>
    </style:style>
    <style:style style:name="P4" style:family="paragraph" style:parent-style-name="Standard">
      <style:text-properties style:font-name="Times New Roman" fo:font-size="12pt" officeooo:rsid="0024f84f" officeooo:paragraph-rsid="0024f84f" style:font-size-asian="12pt" style:font-name-complex="Times New Roman" style:font-size-complex="12pt"/>
    </style:style>
    <style:style style:name="P5" style:family="paragraph" style:parent-style-name="Standard">
      <style:text-properties style:font-name="Times New Roman" fo:font-size="12pt" officeooo:rsid="00285884" officeooo:paragraph-rsid="00285884" style:font-size-asian="12pt" style:font-name-complex="Times New Roman" style:font-size-complex="12pt"/>
    </style:style>
    <style:style style:name="P6" style:family="paragraph" style:parent-style-name="Standard">
      <style:text-properties style:font-name="Times New Roman" fo:font-size="12pt" officeooo:rsid="0028914a" officeooo:paragraph-rsid="0028914a" style:font-size-asian="12pt" style:font-name-complex="Times New Roman" style:font-size-complex="12pt"/>
    </style:style>
    <style:style style:name="P7" style:family="paragraph" style:parent-style-name="Standard" style:master-page-name="Standard">
      <style:paragraph-properties style:page-number="auto"/>
      <style:text-properties style:font-name="Times New Roman" fo:font-size="12pt" officeooo:rsid="0022c5e5" officeooo:paragraph-rsid="0022c5e5" style:font-size-asian="12pt" style:font-name-complex="Times New Roman" style:font-size-complex="12pt"/>
    </style:style>
    <style:style style:name="T1" style:family="text">
      <style:text-properties officeooo:rsid="0023f551"/>
    </style:style>
    <style:style style:name="T2" style:family="text">
      <style:text-properties officeooo:rsid="0024f84f"/>
    </style:style>
    <style:style style:name="T3" style:family="text">
      <style:text-properties officeooo:rsid="00259068"/>
    </style:style>
    <style:style style:name="T4" style:family="text">
      <style:text-properties officeooo:rsid="00276726"/>
    </style:style>
    <style:style style:name="T5" style:family="text">
      <style:text-properties officeooo:rsid="002780ca"/>
    </style:style>
    <style:style style:name="T6" style:family="text">
      <style:text-properties officeooo:rsid="00285884"/>
    </style:style>
    <style:style style:name="T7" style:family="text">
      <style:text-properties officeooo:rsid="0028914a"/>
    </style:style>
    <style:style style:name="T8" style:family="text">
      <style:text-properties officeooo:rsid="0029d7d5"/>
    </style:style>
    <style:style style:name="T9" style:family="text">
      <style:text-properties officeooo:rsid="002b96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basics of climate science are rooted in our understanding of the so-called greenhouse effect. <text:s/>It is called that because it is not unlike what happens in a greenhouse<text:span text:style-name="T5">.</text:span> <text:span text:style-name="T5">Infrared light is trapped</text:span> keeping the interior warm even on cold days. <text:s/>Without <text:span text:style-name="T5">the greenhouse effect</text:span> the Earth would be quite a bit colder than it is even without the additional warming that has occurred from human use of fossil fuels.</text:p>
      <text:p text:style-name="P1"/>
      <text:p text:style-name="P1">The diagram above gives some idea of what is going on here. <text:s/>Sunlight comes in from the Sun. <text:s/>This is called Insolation. <text:s/><text:span text:style-name="T5">The Sun delivers light and heat to the Earth. <text:s/>This light is mostly visible but also includes some Infrared and Ultraviolet. <text:s/></text:span></text:p>
      <text:p text:style-name="P1"/>
      <text:p text:style-name="P2">Some of the incoming light is simply reflected off of <text:span text:style-name="T5">the top of </text:span>the atmosphere<text:span text:style-name="T5">. </text:span><text:s/><text:span text:style-name="T5">M</text:span>ost of the incoming light from the Ultraviolet part of the spectrum is absorbed by the "ozone layer". <text:s/>The rest of the incoming light makes its way down to the Earth's surface. <text:s/>This incoming light then heats the surface of the Earth, both the land and water regions. <text:s/>The surface in response emits Infrared light from the heated <text:span text:style-name="T5">areas</text:span>. <text:s/>There is some of the initial insolation that is simply reflected by the surface<text:span text:style-name="T8"> or the atmosphere</text:span>. <text:s/>Not all of these features are shown in the diagram.</text:p>
      <text:p text:style-name="P2"/>
      <text:p text:style-name="P2">Here's the important part. <text:s/>Some of the outgoing infrared light is then absorbed <text:s/>by the so-called "greenhouse gases" in the atmosphere. <text:s/>They make up a small percentage of the atmosphere which is 78% Nitrogen and 21% Oxygen with traces of other <text:span text:style-name="T1">gases</text:span>. <text:s/>The greenhouse gases are <text:span text:style-name="T8">those gases</text:span> which ha<text:span text:style-name="T8">ve</text:span> more than two atoms per molecule. <text:s/>The main ones are Carbon Dioxide (CO2), Water<text:span text:style-name="T9"> Vapor</text:span> (H2O) and Methane (CH4). <text:s/>There are others as well<text:span text:style-name="T5"> which are less important to this discussion</text:span>. <text:s/>As the greenhouse gases absorb the outgoing Infrared light they start to vibrate which raises their temperatures. <text:s/>These vibrations are then transferred by collision with the Nitrogen and Oxygen molecules which increases their speeds and thus their temperatures as well. <text:s/><text:span text:style-name="T5">The process of </text:span><text:s/>transferring the energy to the main atmospheric gases is reasonably efficient causing the temperature of the whole atmosphere to rise. <text:s/></text:p>
      <text:p text:style-name="P2"/>
      <text:p text:style-name="P3">There are several issues raised in the above paragraph which must be addressed. <text:s/>The two main greenhouse gases are Carbon Dioxide and Water Vapor. <text:s/>It turns out that the <text:span text:style-name="T5">Water vapor doesn't stay in the atmosphere for a very long time</text:span>. <text:s/>The usual water cycle of evaporation and precipitation happens relatively quickly. <text:s/>The important thing about water is the fact that the atmosphere holds more water as the temperature rises. <text:s/><text:span text:style-name="T5">This is</text:span> what is known as a positive feedback, more water means higher temperatures which means more water etc. <text:s/>Overall, water does have this effect but because of precipitation the main control on atmospheric temperature is actually the Carbon Dioxide. <text:s/>CO2 has a long residence time in the atmosphere. <text:s/>This means that once it's there it doesn't go away for perhaps thousands of years. <text:s/><text:span text:style-name="T2">There are other details, for instance the Methane is more potent as a greenhouse gas than Carbon Dioxide. <text:s/>It absorbs more infrared but it also doesn't stay in the atmosphere as long. <text:s/>It undergoes chemical reactions with Oxygen to from Carbon Dioxide and Water.</text:span></text:p>
      <text:p text:style-name="P3"/>
      <text:p text:style-name="P4">Water has other complications as well. <text:s/>The vapor traps heat when it is vapor but if it converts into liquid much of that heat is released into the atmosphere. <text:s/>This is one of the drivers of tropical cyclones, the conversion of liquid to gas <text:span text:style-name="T4">(evaporation) </text:span>and then back to liquid <text:span text:style-name="T4">(precipitation) </text:span>is an important process in this regard.<text:span text:style-name="T6"> <text:s/>There is also heat released if liquid water freezes and forms ice.</text:span></text:p>
      <text:p text:style-name="P2"/>
      <text:p text:style-name="P4">Which brings up another important point. <text:s/>The issue of heat. <text:s/>Heat is a well understood quantity in Physics<text:span text:style-name="T6">. <text:s/></text:span><text:s/><text:span text:style-name="T6">F</text:span>or us the important thing about heat is that transfer of heat can raise the temperature of a substance or cause a phase change (like liquid to gas). <text:s text:c="2"/>This again is a place where complexity is an issue. <text:s/>There are many physical and chemical processes going on in the atmosphere. <text:s/>Keeping track of them all can be difficult. <text:s/>Each one contributes to the heat balance in the atmosphere. <text:s/>Generally <text:soft-page-break/>speaking, more heat means higher temperatures.</text:p>
      <text:p text:style-name="P4"/>
      <text:p text:style-name="P4">One of the big unknowns about climate science is the <text:span text:style-name="T6">idea</text:span>, known in the "biz" as "Climate Sensitivity". <text:s/>We know for sure that there is warming in the system <text:span text:style-name="T3">which</text:span> has not yet manifested<text:span text:style-name="T4"> as a rise in temperature</text:span>. <text:s/>Climate sensitivity basically asks the question: <text:s/>For a given level of CO2 in the atmosphere what temperature should we expect? <text:s text:c="2"/>This is not an easy question to answer and there is a time lag between the amount of CO2 and the attainment of the final temperature. <text:s/>Recent reports have told us that the climate sensitivity is far higher than anyone <text:span text:style-name="T6">thought it would be</text:span>. <text:s/><text:span text:style-name="T6">For a variety of reasons, researchers have made assumptions in the past which affect climate sensitivity which were too low. <text:s/>Part of this was from lack of knowledge about certain aspects of atmospheric Physics, for instance, the role of clouds.</text:span></text:p>
      <text:p text:style-name="P4"/>
      <text:p text:style-name="P5">Much of modern climate science is data driven. <text:s/>We have a tremendous amount of data available now that weren't available fifty years ago. <text:s/>Much of this is satellite data. <text:s/>There are actually dozens of satellites which are constantly making a variety of measurements about the Earth.<text:span text:style-name="T7"> <text:s/>There is also a lot of "station data" from weather stations etc. around the globe that give us regular temperature, precipitation and air pressure readings.</text:span></text:p>
      <text:p text:style-name="P5"/>
      <text:p text:style-name="P6">The other side of climate science is the level of sophistication of the models which are being used. <text:s/>There is a lot of hype from deniers about the role of models. <text:s/>The basic fact is that the models are essentially huge computer programs which use the known laws of Physics, Chemistry and Geology to help us gain understanding of the Climate system. <text:s text:c="2"/>The most important thing to know about modeling in this regard is that they are based on long established scientific la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language-asian="zxx" style:country-asian="none" style:font-name-complex="Tahoma"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Absatz-Standardschriftart" style:family="text"/>
    <style:style style:name="WW-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9-30T08:11:09</meta:creation-date>
    <dc:date>2019-12-10T16:06:10.310468400</dc:date>
    <meta:print-date>2012-03-01T06:52:00</meta:print-date>
    <meta:editing-cycles>24</meta:editing-cycles>
    <meta:editing-duration>PT3H23M16S</meta:editing-duration>
    <meta:generator>LibreOffice/6.0.7.3$Linux_X86_64 LibreOffice_project/00m0$Build-3</meta:generator>
    <meta:document-statistic meta:table-count="0" meta:image-count="0" meta:object-count="0" meta:page-count="2" meta:paragraph-count="10" meta:word-count="996" meta:character-count="5917" meta:non-whitespace-character-count="4865"/>
  </office:meta>
</office:document-meta>
</file>